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b8e2" officeooo:paragraph-rsid="000cb8e2"/>
    </style:style>
    <style:style style:name="P2" style:family="paragraph" style:parent-style-name="Standard">
      <style:paragraph-properties fo:text-align="justify" style:justify-single-word="false"/>
      <style:text-properties officeooo:rsid="000cb8e2" officeooo:paragraph-rsid="000e999f"/>
    </style:style>
    <style:style style:name="P3" style:family="paragraph" style:parent-style-name="Standard">
      <style:paragraph-properties fo:text-align="justify" style:justify-single-word="false"/>
      <style:text-properties officeooo:rsid="000cb8e2" officeooo:paragraph-rsid="0010f74a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f88b0" officeooo:paragraph-rsid="000f88b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f88b0" officeooo:paragraph-rsid="000f88b0" style:font-size-asian="14pt" style:font-weight-asian="bold" style:font-size-complex="14pt" style:font-weight-complex="bold"/>
    </style:style>
    <style:style style:name="T1" style:family="text">
      <style:text-properties officeooo:rsid="000e99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99f" style:font-weight-asian="bold" style:font-weight-complex="bold"/>
    </style:style>
    <style:style style:name="T4" style:family="text">
      <style:text-properties officeooo:rsid="000f88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GHETTO</text:p>
      <text:p text:style-name="P4"/>
      <text:p text:style-name="P3">Attraverso una visita guidata per le strade del ghetto e non solo conosceremo la storia della più antica comunità ebraica d’<text:span text:style-name="T1">E</text:span>uropa, caratterizzata da importanti eventi come la realizzazione del ghetto <text:span text:style-name="T1">nel 1555 </text:span>all’interno di un’area ricca di grandiosi monumenti, quali il Portico d’Ottavia e il Teatro di Marcello, partendo però dal luogo ove in origine la comunità stessa <text:span text:style-name="T4">risiedeva</text:span>, ossia Trastevere, <text:span text:style-name="T1">per poi ammirare la Grande Sinagoga di Roma. </text:span></text:p>
      <text:p text:style-name="P3"><text:span text:style-name="T1">Durante questa affascinante passeggiata ammireremo luoghi e monumenti non solo riguardanti la comunità ebraica ma ben noti nella storia della Città Eterna, prima fra tutte l’isola Tiberina</text:span></text:p>
      <text:p text:style-name="P2"/>
      <text:p text:style-name="P2"><text:span text:style-name="T3">TAPPE:</text:span><text:span text:style-name="T2"> </text:span></text:p>
      <text:p text:style-name="P1">- <text:span text:style-name="T1">piazza in piscinula (meeting point e breve spiegazione)</text:span></text:p>
      <text:p text:style-name="P2">- <text:span text:style-name="T1">vicolo dell’atleta (breve cenno all’Apoxyomenos e storia della sinagoga di cui resta solo una</text:span></text:p>
      <text:p text:style-name="P2"><text:span text:style-name="T1"><text:s text:c="3"/>colonnina)</text:span></text:p>
      <text:p text:style-name="P2">- <text:span text:style-name="T1">isola tiberina (breve spiegazione anche se non c’entra niente con gli ebrei ma è bella)</text:span></text:p>
      <text:p text:style-name="P2">- <text:span text:style-name="T1">portico d’ottavia, teatro marcello ecc con tutta la spiegazione della nascita del ghetto</text:span></text:p>
      <text:p text:style-name="P2">- <text:span text:style-name="T4">occhiata al largo delle cinque scole per spiegazione delle 5 vecchie sinagoghe</text:span></text:p>
      <text:p text:style-name="P2">- <text:span text:style-name="T4">grande tempio di roma</text:span></text:p>
      <text:p text:style-name="P2">- <text:span text:style-name="T4">piazza mattei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4:02:44.268054656</meta:creation-date>
    <dc:date>2020-06-03T14:42:38.091522042</dc:date>
    <meta:editing-duration>PT8M33S</meta:editing-duration>
    <meta:editing-cycles>1</meta:editing-cycles>
    <meta:document-statistic meta:table-count="0" meta:image-count="0" meta:object-count="0" meta:page-count="1" meta:paragraph-count="12" meta:word-count="174" meta:character-count="1110" meta:non-whitespace-character-count="943"/>
    <meta:generator>LibreOffice/5.1.4.2$Linux_x86 LibreOffice_project/10m0$Build-2</meta:generator>
  </office:meta>
</office:document-meta>
</file>